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201000000780000007822F79F4ECC50E1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292c32"/>
    </style:style>
    <style:style style:name="P2" style:family="paragraph" style:parent-style-name="Standard">
      <style:text-properties officeooo:rsid="00292c32" officeooo:paragraph-rsid="00292c32"/>
    </style:style>
    <style:style style:name="P3" style:family="paragraph" style:parent-style-name="Standard">
      <style:text-properties officeooo:rsid="002d2b8f" officeooo:paragraph-rsid="002d2b8f"/>
    </style:style>
    <style:style style:name="P4" style:family="paragraph" style:parent-style-name="Standard">
      <style:text-properties officeooo:rsid="0026230a" officeooo:paragraph-rsid="00292c32"/>
    </style:style>
    <style:style style:name="P5" style:family="paragraph" style:parent-style-name="Standard">
      <style:text-properties officeooo:rsid="0005ca48" officeooo:paragraph-rsid="003cd414"/>
    </style:style>
    <style:style style:name="P6" style:family="paragraph" style:parent-style-name="Standard">
      <style:text-properties officeooo:rsid="003d141a" officeooo:paragraph-rsid="00426898"/>
    </style:style>
    <style:style style:name="P7" style:family="paragraph" style:parent-style-name="Standard">
      <style:text-properties officeooo:rsid="00441106" officeooo:paragraph-rsid="00441106"/>
    </style:style>
    <style:style style:name="P8" style:family="paragraph" style:parent-style-name="Standard">
      <style:text-properties officeooo:rsid="00463344" officeooo:paragraph-rsid="00463344"/>
    </style:style>
    <style:style style:name="P9" style:family="paragraph" style:parent-style-name="Standard">
      <style:text-properties officeooo:rsid="00519ae3" officeooo:paragraph-rsid="00519ae3"/>
    </style:style>
    <style:style style:name="P10" style:family="paragraph" style:parent-style-name="Standard">
      <style:text-properties officeooo:rsid="00519ae3" officeooo:paragraph-rsid="007d05d2"/>
    </style:style>
    <style:style style:name="P11" style:family="paragraph" style:parent-style-name="Standard">
      <style:text-properties officeooo:rsid="0052b846" officeooo:paragraph-rsid="0052b846"/>
    </style:style>
    <style:style style:name="P12" style:family="paragraph" style:parent-style-name="Standard">
      <style:text-properties officeooo:rsid="00542ade" officeooo:paragraph-rsid="00542ade"/>
    </style:style>
    <style:style style:name="P13" style:family="paragraph" style:parent-style-name="Standard">
      <style:text-properties officeooo:rsid="00542ade" officeooo:paragraph-rsid="005aee38"/>
    </style:style>
    <style:style style:name="P14" style:family="paragraph" style:parent-style-name="Standard">
      <style:text-properties officeooo:rsid="005cc6ba" officeooo:paragraph-rsid="005cc6ba"/>
    </style:style>
    <style:style style:name="P15" style:family="paragraph" style:parent-style-name="Standard">
      <style:text-properties officeooo:rsid="005cc6ba" officeooo:paragraph-rsid="0095552e"/>
    </style:style>
    <style:style style:name="P16" style:family="paragraph" style:parent-style-name="Standard">
      <style:text-properties officeooo:rsid="00696f10" officeooo:paragraph-rsid="00696f10"/>
    </style:style>
    <style:style style:name="P17" style:family="paragraph" style:parent-style-name="Standard">
      <style:text-properties officeooo:rsid="007ac012" officeooo:paragraph-rsid="007d05d2"/>
    </style:style>
    <style:style style:name="P18" style:family="paragraph" style:parent-style-name="Standard">
      <style:text-properties officeooo:rsid="0097ffc5" officeooo:paragraph-rsid="0097ffc5"/>
    </style:style>
    <style:style style:name="P19" style:family="paragraph" style:parent-style-name="Standard">
      <style:text-properties officeooo:rsid="0055f0a0" officeooo:paragraph-rsid="005aee38"/>
    </style:style>
    <style:style style:name="P20" style:family="paragraph" style:parent-style-name="Standard">
      <style:text-properties officeooo:rsid="006d3ea3" officeooo:paragraph-rsid="006d3ea3"/>
    </style:style>
    <style:style style:name="P21" style:family="paragraph" style:parent-style-name="Standard">
      <style:text-properties officeooo:rsid="00e684fb" officeooo:paragraph-rsid="00e6b730"/>
    </style:style>
    <style:style style:name="P22" style:family="paragraph" style:parent-style-name="Standard">
      <style:text-properties officeooo:rsid="01778e4a" officeooo:paragraph-rsid="01778e4a"/>
    </style:style>
    <style:style style:name="P23" style:family="paragraph" style:parent-style-name="Text_20_body">
      <style:text-properties officeooo:rsid="009e3d68" officeooo:paragraph-rsid="009e3d68"/>
    </style:style>
    <style:style style:name="P24" style:family="paragraph" style:parent-style-name="Text_20_body">
      <style:text-properties officeooo:rsid="009e3d68" officeooo:paragraph-rsid="00a00c92"/>
    </style:style>
    <style:style style:name="P25" style:family="paragraph" style:parent-style-name="Text_20_body">
      <style:text-properties officeooo:rsid="00a573d9" officeooo:paragraph-rsid="00a573d9"/>
    </style:style>
    <style:style style:name="P26" style:family="paragraph" style:parent-style-name="Text_20_body">
      <style:text-properties officeooo:rsid="00e9f554" officeooo:paragraph-rsid="00e9f554"/>
    </style:style>
    <style:style style:name="P27" style:family="paragraph" style:parent-style-name="Text_20_body">
      <style:text-properties officeooo:rsid="00e9f554" officeooo:paragraph-rsid="00ed665f"/>
    </style:style>
    <style:style style:name="P28" style:family="paragraph" style:parent-style-name="Text_20_body">
      <style:text-properties officeooo:rsid="00e9f554" officeooo:paragraph-rsid="01087750"/>
    </style:style>
    <style:style style:name="P29" style:family="paragraph" style:parent-style-name="Text_20_body">
      <style:text-properties officeooo:rsid="00a4aefb" officeooo:paragraph-rsid="00a573d9"/>
    </style:style>
    <style:style style:name="P30" style:family="paragraph" style:parent-style-name="Text_20_body">
      <style:text-properties officeooo:rsid="00f49e7b" officeooo:paragraph-rsid="00f49e7b"/>
    </style:style>
    <style:style style:name="P31" style:family="paragraph" style:parent-style-name="Text_20_body">
      <style:text-properties officeooo:rsid="00a5e7ac" officeooo:paragraph-rsid="00f74edd"/>
    </style:style>
    <style:style style:name="P32" style:family="paragraph" style:parent-style-name="Text_20_body">
      <style:text-properties officeooo:rsid="010a297d" officeooo:paragraph-rsid="011ca2c1"/>
    </style:style>
    <style:style style:name="P33" style:family="paragraph" style:parent-style-name="Text_20_body">
      <style:text-properties officeooo:rsid="0114d5e3" officeooo:paragraph-rsid="012bdf35"/>
    </style:style>
    <style:style style:name="P34" style:family="paragraph" style:parent-style-name="Text_20_body">
      <style:text-properties officeooo:rsid="012f9fb3" officeooo:paragraph-rsid="012f9fb3"/>
    </style:style>
    <style:style style:name="P35" style:family="paragraph" style:parent-style-name="Text_20_body">
      <style:text-properties officeooo:rsid="013332dc" officeooo:paragraph-rsid="013332dc"/>
    </style:style>
    <style:style style:name="P36" style:family="paragraph" style:parent-style-name="Text_20_body">
      <style:text-properties officeooo:rsid="0120b59c" officeooo:paragraph-rsid="013997e3"/>
    </style:style>
    <style:style style:name="P37" style:family="paragraph" style:parent-style-name="Text_20_body">
      <style:text-properties officeooo:rsid="012cfb61" officeooo:paragraph-rsid="012cfb61"/>
    </style:style>
    <style:style style:name="P38" style:family="paragraph" style:parent-style-name="Text_20_body">
      <style:text-properties officeooo:rsid="013fbec4" officeooo:paragraph-rsid="013fbec4"/>
    </style:style>
    <style:style style:name="P39" style:family="paragraph" style:parent-style-name="Text_20_body">
      <style:text-properties officeooo:rsid="013fbec4" officeooo:paragraph-rsid="01414cbe"/>
    </style:style>
    <style:style style:name="P40" style:family="paragraph" style:parent-style-name="Text_20_body">
      <style:text-properties officeooo:rsid="013fbec4" officeooo:paragraph-rsid="0142a5e0"/>
    </style:style>
    <style:style style:name="P41" style:family="paragraph" style:parent-style-name="Text_20_body">
      <style:text-properties officeooo:rsid="014cbac3" officeooo:paragraph-rsid="014d9b7a"/>
    </style:style>
    <style:style style:name="P42" style:family="paragraph" style:parent-style-name="Text_20_body">
      <style:text-properties officeooo:rsid="014fcbd1" officeooo:paragraph-rsid="015d1c3e"/>
    </style:style>
    <style:style style:name="P43" style:family="paragraph" style:parent-style-name="Text_20_body">
      <style:text-properties officeooo:rsid="0161361c" officeooo:paragraph-rsid="0161361c"/>
    </style:style>
    <style:style style:name="P44" style:family="paragraph" style:parent-style-name="Text_20_body">
      <style:text-properties officeooo:rsid="0161361c" officeooo:paragraph-rsid="016dd611"/>
    </style:style>
    <style:style style:name="P45" style:family="paragraph" style:parent-style-name="Text_20_body">
      <style:text-properties officeooo:rsid="0161361c" officeooo:paragraph-rsid="017fa54d"/>
    </style:style>
    <style:style style:name="P46" style:family="paragraph" style:parent-style-name="Text_20_body">
      <style:text-properties officeooo:rsid="0123b5ba" officeooo:paragraph-rsid="013a4286"/>
    </style:style>
    <style:style style:name="P47" style:family="paragraph" style:parent-style-name="Text_20_body">
      <style:text-properties officeooo:rsid="016377cf" officeooo:paragraph-rsid="01639181"/>
    </style:style>
    <style:style style:name="P48" style:family="paragraph" style:parent-style-name="Text_20_body">
      <style:text-properties officeooo:rsid="01639181" officeooo:paragraph-rsid="01639181"/>
    </style:style>
    <style:style style:name="P49" style:family="paragraph" style:parent-style-name="Text_20_body">
      <style:text-properties officeooo:rsid="01653ce3" officeooo:paragraph-rsid="0171b47b"/>
    </style:style>
    <style:style style:name="P50" style:family="paragraph" style:parent-style-name="Text_20_body">
      <style:text-properties officeooo:rsid="01653ce3" officeooo:paragraph-rsid="017ac598"/>
    </style:style>
    <style:style style:name="P51" style:family="paragraph" style:parent-style-name="Text_20_body">
      <style:text-properties officeooo:rsid="016962a7" officeooo:paragraph-rsid="016962a7"/>
    </style:style>
    <style:style style:name="P52" style:family="paragraph" style:parent-style-name="Text_20_body">
      <style:text-properties officeooo:rsid="0165ab72" officeooo:paragraph-rsid="0171b47b"/>
    </style:style>
    <style:style style:name="P53" style:family="paragraph" style:parent-style-name="Text_20_body">
      <style:text-properties officeooo:paragraph-rsid="016377cf"/>
    </style:style>
    <style:style style:name="P54" style:family="paragraph" style:parent-style-name="Text_20_body">
      <style:text-properties officeooo:rsid="01796376" officeooo:paragraph-rsid="018a18ee"/>
    </style:style>
    <style:style style:name="P55" style:family="paragraph" style:parent-style-name="Text_20_body">
      <style:text-properties officeooo:rsid="0145970f" officeooo:paragraph-rsid="014d9b7a"/>
    </style:style>
    <style:style style:name="P56" style:family="paragraph" style:parent-style-name="Text_20_body">
      <style:text-properties officeooo:rsid="017bad34" officeooo:paragraph-rsid="017bad34"/>
    </style:style>
    <style:style style:name="P57" style:family="paragraph" style:parent-style-name="Text_20_body">
      <style:text-properties officeooo:rsid="017d0b30" officeooo:paragraph-rsid="017d0b30"/>
    </style:style>
    <style:style style:name="P58" style:family="paragraph" style:parent-style-name="Text_20_body">
      <style:text-properties officeooo:rsid="01807387" officeooo:paragraph-rsid="01807387"/>
    </style:style>
    <style:style style:name="P59" style:family="paragraph" style:parent-style-name="Text_20_body">
      <style:text-properties officeooo:rsid="0182804b" officeooo:paragraph-rsid="0182804b"/>
    </style:style>
    <style:style style:name="P60" style:family="paragraph" style:parent-style-name="Text_20_body">
      <style:text-properties officeooo:rsid="01000761" officeooo:paragraph-rsid="01a31220"/>
    </style:style>
    <style:style style:name="P61" style:family="paragraph" style:parent-style-name="Text_20_body">
      <style:text-properties officeooo:rsid="010578ab" officeooo:paragraph-rsid="01a31220"/>
    </style:style>
    <style:style style:name="P62" style:family="paragraph" style:parent-style-name="Text_20_body">
      <style:text-properties officeooo:rsid="017ece05" officeooo:paragraph-rsid="017fa54d"/>
    </style:style>
    <style:style style:name="P63" style:family="paragraph" style:parent-style-name="Text_20_body">
      <style:text-properties officeooo:rsid="01a662fe" officeooo:paragraph-rsid="01a662fe"/>
    </style:style>
    <style:style style:name="P64" style:family="paragraph" style:parent-style-name="Text_20_body">
      <style:text-properties officeooo:rsid="01a77b2d" officeooo:paragraph-rsid="01a77b2d"/>
    </style:style>
    <style:style style:name="P65" style:family="paragraph" style:parent-style-name="Text_20_body">
      <style:text-properties officeooo:rsid="01a77b2d" officeooo:paragraph-rsid="01b0112f"/>
    </style:style>
    <style:style style:name="P66" style:family="paragraph" style:parent-style-name="Text_20_body">
      <style:text-properties officeooo:rsid="01aeec51" officeooo:paragraph-rsid="01aeec51"/>
    </style:style>
    <style:style style:name="P67" style:family="paragraph" style:parent-style-name="Text_20_body">
      <style:text-properties officeooo:rsid="01b9100b" officeooo:paragraph-rsid="01b9100b"/>
    </style:style>
    <style:style style:name="P68" style:family="paragraph" style:parent-style-name="Text_20_body">
      <style:text-properties officeooo:rsid="01baa223" officeooo:paragraph-rsid="01baa223"/>
    </style:style>
    <style:style style:name="P69" style:family="paragraph" style:parent-style-name="Text_20_body">
      <style:text-properties officeooo:rsid="01bfe8c7" officeooo:paragraph-rsid="01bfe8c7"/>
    </style:style>
    <style:style style:name="P70" style:family="paragraph" style:parent-style-name="Text_20_body">
      <style:text-properties officeooo:rsid="01a96a20" officeooo:paragraph-rsid="01a96a20"/>
    </style:style>
    <style:style style:name="P71" style:family="paragraph" style:parent-style-name="Text_20_body">
      <style:text-properties officeooo:rsid="01a96a20" officeooo:paragraph-rsid="01c2d7ad"/>
    </style:style>
    <style:style style:name="P72" style:family="paragraph" style:parent-style-name="Text_20_body">
      <style:text-properties officeooo:rsid="01bfe8c7" officeooo:paragraph-rsid="01bfe8c7"/>
    </style:style>
    <style:style style:name="P73" style:family="paragraph" style:parent-style-name="Text_20_body">
      <style:text-properties officeooo:rsid="01bfe8c7" officeooo:paragraph-rsid="01c1fee3"/>
    </style:style>
    <style:style style:name="P74" style:family="paragraph" style:parent-style-name="Text_20_body">
      <style:text-properties officeooo:rsid="01bfe8c7" officeooo:paragraph-rsid="01c9ec77"/>
    </style:style>
    <style:style style:name="P75" style:family="paragraph" style:parent-style-name="Text_20_body">
      <style:text-properties officeooo:rsid="0154c6ed" officeooo:paragraph-rsid="01d70448"/>
    </style:style>
    <style:style style:name="P76" style:family="paragraph" style:parent-style-name="Text_20_body">
      <style:text-properties officeooo:rsid="01dcc891" officeooo:paragraph-rsid="01e1f83e"/>
    </style:style>
    <style:style style:name="P77" style:family="paragraph" style:parent-style-name="Text_20_body">
      <style:text-properties officeooo:rsid="01deb207" officeooo:paragraph-rsid="01e052a6"/>
    </style:style>
    <style:style style:name="P78" style:family="paragraph" style:parent-style-name="Text_20_body">
      <style:text-properties officeooo:rsid="01e15068" officeooo:paragraph-rsid="01e15068"/>
    </style:style>
    <style:style style:name="P79" style:family="paragraph" style:parent-style-name="Text_20_body">
      <style:text-properties officeooo:rsid="01e1f83e" officeooo:paragraph-rsid="01e1f83e"/>
    </style:style>
    <style:style style:name="P80" style:family="paragraph" style:parent-style-name="Text_20_body">
      <style:text-properties officeooo:rsid="01e3aa64" officeooo:paragraph-rsid="01e3aa64"/>
    </style:style>
    <style:style style:name="P81" style:family="paragraph" style:parent-style-name="Text_20_body">
      <style:text-properties officeooo:rsid="01e42305" officeooo:paragraph-rsid="01e42305"/>
    </style:style>
    <style:style style:name="P82" style:family="paragraph" style:parent-style-name="Text_20_body">
      <style:text-properties officeooo:rsid="01e42440" officeooo:paragraph-rsid="01e42440"/>
    </style:style>
    <style:style style:name="P83" style:family="paragraph" style:parent-style-name="Text_20_body">
      <style:text-properties officeooo:rsid="01e5f1a0" officeooo:paragraph-rsid="01e5f1a0"/>
    </style:style>
    <style:style style:name="P84" style:family="paragraph" style:parent-style-name="Text_20_body">
      <style:text-properties officeooo:rsid="01e76af2" officeooo:paragraph-rsid="01e76af2"/>
    </style:style>
    <style:style style:name="P85" style:family="paragraph" style:parent-style-name="Text_20_body">
      <style:text-properties officeooo:rsid="01e793cf" officeooo:paragraph-rsid="01e93e8b"/>
    </style:style>
    <style:style style:name="P86" style:family="paragraph" style:parent-style-name="Text_20_body">
      <style:text-properties officeooo:rsid="01ec70ca" officeooo:paragraph-rsid="01ec70ca"/>
    </style:style>
    <style:style style:name="P87" style:family="paragraph" style:parent-style-name="Text_20_body">
      <style:text-properties officeooo:rsid="01f48c9b" officeooo:paragraph-rsid="01f48c9b"/>
    </style:style>
    <style:style style:name="P88" style:family="paragraph" style:parent-style-name="Heading_20_2">
      <style:text-properties officeooo:rsid="01a77b2d" officeooo:paragraph-rsid="01a77b2d"/>
    </style:style>
    <style:style style:name="T1" style:family="text">
      <style:text-properties officeooo:rsid="0024b733"/>
    </style:style>
    <style:style style:name="T2" style:family="text">
      <style:text-properties officeooo:rsid="0026230a"/>
    </style:style>
    <style:style style:name="T3" style:family="text">
      <style:text-properties officeooo:rsid="0028d6e9"/>
    </style:style>
    <style:style style:name="T4" style:family="text">
      <style:text-properties officeooo:rsid="002d2b8f"/>
    </style:style>
    <style:style style:name="T5" style:family="text">
      <style:text-properties officeooo:rsid="002e7ada"/>
    </style:style>
    <style:style style:name="T6" style:family="text">
      <style:text-properties officeooo:rsid="00314cf6"/>
    </style:style>
    <style:style style:name="T7" style:family="text">
      <style:text-properties fo:font-weight="bold" style:font-weight-asian="bold" style:font-weight-complex="bold"/>
    </style:style>
    <style:style style:name="T8" style:family="text">
      <style:text-properties fo:font-weight="bold" officeooo:rsid="00314cf6" style:font-weight-asian="bold" style:font-weight-complex="bold"/>
    </style:style>
    <style:style style:name="T9" style:family="text">
      <style:text-properties officeooo:rsid="003cd414"/>
    </style:style>
    <style:style style:name="T10" style:family="text">
      <style:text-properties officeooo:rsid="003d141a"/>
    </style:style>
    <style:style style:name="T11" style:family="text">
      <style:text-properties officeooo:rsid="00426898"/>
    </style:style>
    <style:style style:name="T12" style:family="text">
      <style:text-properties officeooo:rsid="0045690e"/>
    </style:style>
    <style:style style:name="T13" style:family="text">
      <style:text-properties officeooo:rsid="004e22a9"/>
    </style:style>
    <style:style style:name="T14" style:family="text">
      <style:text-properties officeooo:rsid="004f6497"/>
    </style:style>
    <style:style style:name="T15" style:family="text">
      <style:text-properties officeooo:rsid="00509e9d"/>
    </style:style>
    <style:style style:name="T16" style:family="text">
      <style:text-properties officeooo:rsid="0052b846"/>
    </style:style>
    <style:style style:name="T17" style:family="text">
      <style:text-properties officeooo:rsid="0052e602"/>
    </style:style>
    <style:style style:name="T18" style:family="text">
      <style:text-properties officeooo:rsid="0055f0a0"/>
    </style:style>
    <style:style style:name="T19" style:family="text">
      <style:text-properties officeooo:rsid="00568369"/>
    </style:style>
    <style:style style:name="T20" style:family="text">
      <style:text-properties officeooo:rsid="005aee38"/>
    </style:style>
    <style:style style:name="T21" style:family="text">
      <style:text-properties officeooo:rsid="005d10fb"/>
    </style:style>
    <style:style style:name="T22" style:family="text">
      <style:text-properties officeooo:rsid="005f08e2"/>
    </style:style>
    <style:style style:name="T23" style:family="text">
      <style:text-properties officeooo:rsid="0060cdbb"/>
    </style:style>
    <style:style style:name="T24" style:family="text">
      <style:text-properties officeooo:rsid="006198c6"/>
    </style:style>
    <style:style style:name="T25" style:family="text">
      <style:text-properties officeooo:rsid="0065a963"/>
    </style:style>
    <style:style style:name="T26" style:family="text">
      <style:text-properties officeooo:rsid="006d3ea3"/>
    </style:style>
    <style:style style:name="T27" style:family="text">
      <style:text-properties officeooo:rsid="006e2f94"/>
    </style:style>
    <style:style style:name="T28" style:family="text">
      <style:text-properties officeooo:rsid="0070b7d3"/>
    </style:style>
    <style:style style:name="T29" style:family="text">
      <style:text-properties officeooo:rsid="007252dc"/>
    </style:style>
    <style:style style:name="T30" style:family="text">
      <style:text-properties officeooo:rsid="0072f246"/>
    </style:style>
    <style:style style:name="T31" style:family="text">
      <style:text-properties officeooo:rsid="00772bf4"/>
    </style:style>
    <style:style style:name="T32" style:family="text">
      <style:text-properties officeooo:rsid="0077f48b"/>
    </style:style>
    <style:style style:name="T33" style:family="text">
      <style:text-properties officeooo:rsid="0078a12b"/>
    </style:style>
    <style:style style:name="T34" style:family="text">
      <style:text-properties officeooo:rsid="007d05d2"/>
    </style:style>
    <style:style style:name="T35" style:family="text">
      <style:text-properties officeooo:rsid="007f0167"/>
    </style:style>
    <style:style style:name="T36" style:family="text">
      <style:text-properties officeooo:rsid="0082f342"/>
    </style:style>
    <style:style style:name="T37" style:family="text">
      <style:text-properties officeooo:rsid="00842d33"/>
    </style:style>
    <style:style style:name="T38" style:family="text">
      <style:text-properties officeooo:rsid="0086399b"/>
    </style:style>
    <style:style style:name="T39" style:family="text">
      <style:text-properties fo:font-style="italic" officeooo:rsid="0055f0a0" style:font-style-asian="italic" style:font-style-complex="italic"/>
    </style:style>
    <style:style style:name="T40" style:family="text">
      <style:text-properties officeooo:rsid="0095dc43"/>
    </style:style>
    <style:style style:name="T41" style:family="text">
      <style:text-properties officeooo:rsid="009986d5"/>
    </style:style>
    <style:style style:name="T42" style:family="text">
      <style:text-properties officeooo:rsid="009e3d68"/>
    </style:style>
    <style:style style:name="T43" style:family="text">
      <style:text-properties officeooo:rsid="00a2d036"/>
    </style:style>
    <style:style style:name="T44" style:family="text">
      <style:text-properties officeooo:rsid="00a6e667"/>
    </style:style>
    <style:style style:name="T45" style:family="text">
      <style:text-properties officeooo:rsid="00a741a5"/>
    </style:style>
    <style:style style:name="T46" style:family="text">
      <style:text-properties officeooo:rsid="00a9a032"/>
    </style:style>
    <style:style style:name="T47" style:family="text">
      <style:text-properties officeooo:rsid="00ab02da"/>
    </style:style>
    <style:style style:name="T48" style:family="text">
      <style:text-properties officeooo:rsid="00b84d77"/>
    </style:style>
    <style:style style:name="T49" style:family="text">
      <style:text-properties officeooo:rsid="00bcc1b7"/>
    </style:style>
    <style:style style:name="T50" style:family="text">
      <style:text-properties officeooo:rsid="00e6b730"/>
    </style:style>
    <style:style style:name="T51" style:family="text">
      <style:text-properties officeooo:rsid="00ea9f49"/>
    </style:style>
    <style:style style:name="T52" style:family="text">
      <style:text-properties officeooo:rsid="00ed665f"/>
    </style:style>
    <style:style style:name="T53" style:family="text">
      <style:text-properties officeooo:rsid="00f32dae"/>
    </style:style>
    <style:style style:name="T54" style:family="text">
      <style:text-properties officeooo:rsid="00f5c573"/>
    </style:style>
    <style:style style:name="T55" style:family="text">
      <style:text-properties officeooo:rsid="00f74edd"/>
    </style:style>
    <style:style style:name="T56" style:family="text">
      <style:text-properties officeooo:rsid="00f7febe"/>
    </style:style>
    <style:style style:name="T57" style:family="text">
      <style:text-properties officeooo:rsid="00f95c0d"/>
    </style:style>
    <style:style style:name="T58" style:family="text">
      <style:text-properties officeooo:rsid="00fe493b"/>
    </style:style>
    <style:style style:name="T59" style:family="text">
      <style:text-properties officeooo:rsid="0102610c"/>
    </style:style>
    <style:style style:name="T60" style:family="text">
      <style:text-properties officeooo:rsid="01050ba5"/>
    </style:style>
    <style:style style:name="T61" style:family="text">
      <style:text-properties officeooo:rsid="010c1f06"/>
    </style:style>
    <style:style style:name="T62" style:family="text">
      <style:text-properties officeooo:rsid="010d282f"/>
    </style:style>
    <style:style style:name="T63" style:family="text">
      <style:text-properties officeooo:rsid="01114ef3"/>
    </style:style>
    <style:style style:name="T64" style:family="text">
      <style:text-properties officeooo:rsid="01131906"/>
    </style:style>
    <style:style style:name="T65" style:family="text">
      <style:text-properties officeooo:rsid="01154e74"/>
    </style:style>
    <style:style style:name="T66" style:family="text">
      <style:text-properties officeooo:rsid="01168ac1"/>
    </style:style>
    <style:style style:name="T67" style:family="text">
      <style:text-properties officeooo:rsid="011e9fb0"/>
    </style:style>
    <style:style style:name="T68" style:family="text">
      <style:text-properties officeooo:rsid="012060b5"/>
    </style:style>
    <style:style style:name="T69" style:family="text">
      <style:text-properties officeooo:rsid="01214f57"/>
    </style:style>
    <style:style style:name="T70" style:family="text">
      <style:text-properties officeooo:rsid="0121ea92"/>
    </style:style>
    <style:style style:name="T71" style:family="text">
      <style:text-properties officeooo:rsid="0123b5ba"/>
    </style:style>
    <style:style style:name="T72" style:family="text">
      <style:text-properties officeooo:rsid="012bdf35"/>
    </style:style>
    <style:style style:name="T73" style:family="text">
      <style:text-properties officeooo:rsid="01317b2f"/>
    </style:style>
    <style:style style:name="T74" style:family="text">
      <style:text-properties officeooo:rsid="0133d935"/>
    </style:style>
    <style:style style:name="T75" style:family="text">
      <style:text-properties officeooo:rsid="0134ee5e"/>
    </style:style>
    <style:style style:name="T76" style:family="text">
      <style:text-properties officeooo:rsid="0135535a"/>
    </style:style>
    <style:style style:name="T77" style:family="text">
      <style:text-properties officeooo:rsid="01388331"/>
    </style:style>
    <style:style style:name="T78" style:family="text">
      <style:text-properties officeooo:rsid="013ff9df"/>
    </style:style>
    <style:style style:name="T79" style:family="text">
      <style:text-properties officeooo:rsid="01414844"/>
    </style:style>
    <style:style style:name="T80" style:family="text">
      <style:text-properties officeooo:rsid="01414cbe"/>
    </style:style>
    <style:style style:name="T81" style:family="text">
      <style:text-properties officeooo:rsid="014306e5"/>
    </style:style>
    <style:style style:name="T82" style:family="text">
      <style:text-properties officeooo:rsid="01468da7"/>
    </style:style>
    <style:style style:name="T83" style:family="text">
      <style:text-properties officeooo:rsid="01486c8b"/>
    </style:style>
    <style:style style:name="T84" style:family="text">
      <style:text-properties officeooo:rsid="014f866a"/>
    </style:style>
    <style:style style:name="T85" style:family="text">
      <style:text-properties officeooo:rsid="0150f7d3"/>
    </style:style>
    <style:style style:name="T86" style:family="text">
      <style:text-properties officeooo:rsid="0152292d"/>
    </style:style>
    <style:style style:name="T87" style:family="text">
      <style:text-properties officeooo:rsid="0156526a"/>
    </style:style>
    <style:style style:name="T88" style:family="text">
      <style:text-properties officeooo:rsid="0157935e"/>
    </style:style>
    <style:style style:name="T89" style:family="text">
      <style:text-properties officeooo:rsid="016239f0"/>
    </style:style>
    <style:style style:name="T90" style:family="text">
      <style:text-properties officeooo:rsid="016377cf"/>
    </style:style>
    <style:style style:name="T91" style:family="text">
      <style:text-properties officeooo:rsid="0165ab72"/>
    </style:style>
    <style:style style:name="T92" style:family="text">
      <style:text-properties officeooo:rsid="0168be06"/>
    </style:style>
    <style:style style:name="T93" style:family="text">
      <style:text-properties officeooo:rsid="016a5039"/>
    </style:style>
    <style:style style:name="T94" style:family="text">
      <style:text-properties officeooo:rsid="016c0c09"/>
    </style:style>
    <style:style style:name="T95" style:family="text">
      <style:text-properties officeooo:rsid="01778e4a"/>
    </style:style>
    <style:style style:name="T96" style:family="text">
      <style:text-properties officeooo:rsid="017ac598"/>
    </style:style>
    <style:style style:name="T97" style:family="text">
      <style:text-properties officeooo:rsid="01815df7"/>
    </style:style>
    <style:style style:name="T98" style:family="text">
      <style:text-properties officeooo:rsid="0181e95b"/>
    </style:style>
    <style:style style:name="T99" style:family="text">
      <style:text-properties officeooo:rsid="0182b119"/>
    </style:style>
    <style:style style:name="T100" style:family="text">
      <style:text-properties officeooo:rsid="0183b8ae"/>
    </style:style>
    <style:style style:name="T101" style:family="text">
      <style:text-properties officeooo:rsid="01863a70"/>
    </style:style>
    <style:style style:name="T102" style:family="text">
      <style:text-properties officeooo:rsid="018a49bc"/>
    </style:style>
    <style:style style:name="T103" style:family="text">
      <style:text-properties officeooo:rsid="018ee2fa"/>
    </style:style>
    <style:style style:name="T104" style:family="text">
      <style:text-properties officeooo:rsid="0190d9e1"/>
    </style:style>
    <style:style style:name="T105" style:family="text">
      <style:text-properties officeooo:rsid="019672e7"/>
    </style:style>
    <style:style style:name="T106" style:family="text">
      <style:text-properties officeooo:rsid="0196df8d"/>
    </style:style>
    <style:style style:name="T107" style:family="text">
      <style:text-properties officeooo:rsid="0197e649"/>
    </style:style>
    <style:style style:name="T108" style:family="text">
      <style:text-properties officeooo:rsid="01988155"/>
    </style:style>
    <style:style style:name="T109" style:family="text">
      <style:text-properties officeooo:rsid="01a2f243"/>
    </style:style>
    <style:style style:name="T110" style:family="text">
      <style:text-properties officeooo:rsid="01a31220"/>
    </style:style>
    <style:style style:name="T111" style:family="text">
      <style:text-properties officeooo:rsid="01a96a20"/>
    </style:style>
    <style:style style:name="T112" style:family="text">
      <style:text-properties officeooo:rsid="01aabb96"/>
    </style:style>
    <style:style style:name="T113" style:family="text">
      <style:text-properties officeooo:rsid="01abb7cc"/>
    </style:style>
    <style:style style:name="T114" style:family="text">
      <style:text-properties officeooo:rsid="01add55c"/>
    </style:style>
    <style:style style:name="T115" style:family="text">
      <style:text-properties officeooo:rsid="01af97e9"/>
    </style:style>
    <style:style style:name="T116" style:family="text">
      <style:text-properties officeooo:rsid="01b0112f"/>
    </style:style>
    <style:style style:name="T117" style:family="text">
      <style:text-properties officeooo:rsid="01b21102"/>
    </style:style>
    <style:style style:name="T118" style:family="text">
      <style:text-properties officeooo:rsid="01b3b181"/>
    </style:style>
    <style:style style:name="T119" style:family="text">
      <style:text-properties officeooo:rsid="01b7244d"/>
    </style:style>
    <style:style style:name="T120" style:family="text">
      <style:text-properties officeooo:rsid="01bb43dd"/>
    </style:style>
    <style:style style:name="T121" style:family="text">
      <style:text-properties officeooo:rsid="01bd0464"/>
    </style:style>
    <style:style style:name="T122" style:family="text">
      <style:text-properties officeooo:rsid="01be3035"/>
    </style:style>
    <style:style style:name="T123" style:family="text">
      <style:text-properties officeooo:rsid="013fbec4"/>
    </style:style>
    <style:style style:name="T124" style:family="text">
      <style:text-properties officeooo:rsid="01c05e96"/>
    </style:style>
    <style:style style:name="T125" style:family="text">
      <style:text-properties officeooo:rsid="01c0e41f"/>
    </style:style>
    <style:style style:name="T126" style:family="text">
      <style:text-properties officeooo:rsid="01c1fee3"/>
    </style:style>
    <style:style style:name="T127" style:family="text">
      <style:text-properties officeooo:rsid="01c2d7ad"/>
    </style:style>
    <style:style style:name="T128" style:family="text">
      <style:text-properties officeooo:rsid="01c38717"/>
    </style:style>
    <style:style style:name="T129" style:family="text">
      <style:text-properties officeooo:rsid="01c5f1a8"/>
    </style:style>
    <style:style style:name="T130" style:family="text">
      <style:text-properties officeooo:rsid="01c66b94"/>
    </style:style>
    <style:style style:name="T131" style:family="text">
      <style:text-properties officeooo:rsid="01c8466a"/>
    </style:style>
    <style:style style:name="T132" style:family="text">
      <style:text-properties officeooo:rsid="01c86f94"/>
    </style:style>
    <style:style style:name="T133" style:family="text">
      <style:text-properties officeooo:rsid="01c9ec77"/>
    </style:style>
    <style:style style:name="T134" style:family="text">
      <style:text-properties officeooo:rsid="01daeb5f"/>
    </style:style>
    <style:style style:name="T135" style:family="text">
      <style:text-properties officeooo:rsid="01deb207"/>
    </style:style>
    <style:style style:name="T136" style:family="text">
      <style:text-properties officeooo:rsid="01e052a6"/>
    </style:style>
    <style:style style:name="T137" style:family="text">
      <style:text-properties officeooo:rsid="01e15068"/>
    </style:style>
    <style:style style:name="T138" style:family="text">
      <style:text-properties officeooo:rsid="01e1f83e"/>
    </style:style>
    <style:style style:name="T139" style:family="text">
      <style:text-properties officeooo:rsid="01e2ce24"/>
    </style:style>
    <style:style style:name="T140" style:family="text">
      <style:text-properties officeooo:rsid="01e5ec65"/>
    </style:style>
    <style:style style:name="T141" style:family="text">
      <style:text-properties officeooo:rsid="01e5f1a0"/>
    </style:style>
    <style:style style:name="T142" style:family="text">
      <style:text-properties officeooo:rsid="01e76af2"/>
    </style:style>
    <style:style style:name="T143" style:family="text">
      <style:text-properties officeooo:rsid="01e797c7"/>
    </style:style>
    <style:style style:name="T144" style:family="text">
      <style:text-properties officeooo:rsid="01e93e8b"/>
    </style:style>
    <style:style style:name="T145" style:family="text">
      <style:text-properties officeooo:rsid="01eaabec"/>
    </style:style>
    <style:style style:name="T146" style:family="text">
      <style:text-properties officeooo:rsid="01edc276"/>
    </style:style>
    <style:style style:name="T147" style:family="text">
      <style:text-properties officeooo:rsid="01f17499"/>
    </style:style>
    <style:style style:name="T148" style:family="text">
      <style:text-properties officeooo:rsid="01f4d0c3"/>
    </style:style>
    <style:style style:name="fr1" style:family="graphic" style:parent-style-name="Graphics">
      <style:graphic-properties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2" text:outline-level="2">Presentación.</text:h>
      <text:p text:style-name="P5">Hola, mi nombre es José Luis Quiroga Beltrán, el objetivo <text:span text:style-name="T10">de </text:span>ést<text:span text:style-name="T10">e</text:span> <text:span text:style-name="T10">video</text:span> es presentar <text:span text:style-name="T9">la manera en que mi percepción y mi experiencia de La Verdad y de lo Real se reconcilian de manera lógica y coherente con mis conocimientos de la evidencia y los argumentos presentados por la ciencia y la biblia.</text:span></text:p>
      <text:p text:style-name="P4">A manera de advertencia debo decir que a lo largo de este video, y con la única intención de hacer mas efectiva la comunicación: voy a usar cualquier recurso de actuación que considere oportuno. </text:p>
      <text:p text:style-name="P1"><text:span text:style-name="T2">Por ejemplo d</text:span>ese cuenta que <text:span text:style-name="T1">cuando cambie</text:span> el volumen, <text:span text:style-name="T1">es </text:span><text:span text:style-name="vol15">el volumen</text:span>, <text:span text:style-name="vol16">el volumen</text:span>, <text:span text:style-name="T1">solo </text:span><text:span text:style-name="vol18">el volumen</text:span> y la forma de decir la misma cosa lo que esta cambiando <draw:frame draw:style-name="fr1" draw:name="Image3" text:anchor-type="as-char" svg:width="7mm" svg:height="7mm" draw:z-index="0"><draw:image xlink:href="Pictures/10000201000000780000007822F79F4ECC50E161.png" xlink:type="simple" xlink:show="embed" xlink:actuate="onLoad" loext:mime-type="image/png"/></draw:frame>. <text:span text:style-name="T3">La percepción de mi estado de ánimo es suya, el contenido del mensaje no cambia. Para mi lo importante es lo que pase con ese contenido en su mente, no es lo que usted perciba de mi.</text:span></text:p>
      <text:p text:style-name="P2">Otro recurso que voy usar ser<text:span text:style-name="T4">á</text:span> el de hablarle a una tercera persona. Por ejemplo puedo cerrar mis ojos, levantar mi cabeza <text:span text:style-name="T29">y mis manos, </text:span>para decir algo como:</text:p>
      <text:p text:style-name="Oración">Padre Celestial, te pido en el nombre de tu hijo Jesucristo, que a las personas que vean este video les abras los ojos para que puedan ver y los oídos para que puedan oír. Que los arrastres hacia tu hijo Jesucristo y la verdad de <text:span text:style-name="T8">t</text:span><text:span text:style-name="T7">u</text:span> historia <text:span text:style-name="T6">en </text:span><text:span text:style-name="T8">la</text:span><text:span text:style-name="T6"> historia y </text:span><text:span text:style-name="T8">mi</text:span><text:span text:style-name="T6"> historia</text:span>.</text:p>
      <text:p text:style-name="P3">O puede que comience a cantar en cualquier momento, siempre con la intención de lograr algo especifico con el contenido, CON EL CONTENIDO, no con la forma de este video.</text:p>
      <text:p text:style-name="Canto">Nuestros corazones, insaciables son</text:p>
      <text:p text:style-name="P3">Son solo recursos para lograr mas efectiva la comunicación <text:span text:style-name="T5">con aquellas personas de mente abierta, lógica, dispuesta a evaluar EL CONTENIDO, los argumentos y la evidencia presentada en este video.</text:span></text:p>
      <text:h text:style-name="Heading_20_2" text:outline-level="2"><text:soft-page-break/>Preguntas.</text:h>
      <text:p text:style-name="P6"><text:span text:style-name="T11">Si alguien dice “C</text:span>reo en la biblia <text:span text:style-name="T11">y</text:span> creo en la ciencia”, <text:span text:style-name="T11">es muy fácil pensar que dicha persona o no sabe mucho de lo que dice la biblia</text:span>, <text:span text:style-name="T11">o no sabe mucho de lo que dice la ciencia o vive en permanente contradicción y no le importa. </text:span></text:p>
      <text:p text:style-name="P7">Esto porque cuando se sabe algo de ciencia <text:span text:style-name="T12">y de biblia</text:span>, al menos <text:span text:style-name="T12">de </text:span>la que <text:span text:style-name="T12">se aprende </text:span>en el colegi<text:span text:style-name="T12">o,</text:span> <text:span text:style-name="T12">en </text:span>la universidad, <text:span text:style-name="T12">y en los medios de comunicación, </text:span>surgen muchas preguntas:</text:p>
      <text:p text:style-name="P8"><text:span text:style-name="T14">Si el infierno es un lugar de castigo permanente eterno y consciente por medio de fuego y azufre de los que hicieron el mal, ¿como puede un</text:span> Dios bueno permit<text:span text:style-name="T14">ir</text:span> <text:span text:style-name="T14">que </text:span>la maldad,<text:span text:style-name="T13"> el sufrimiento y la tortura continúen existiendo por siempre y para siempre en ese infierno</text:span>?</text:p>
      <text:p text:style-name="P9">Si es cierto lo que dice Jesucristo que nadie va al padre sino por el, <text:span text:style-name="T30">¿</text:span>Adán va al cielo o al infierno?</text:p>
      <text:p text:style-name="P17">Si el universo tiene 6 mil años, <text:span text:style-name="T34">el tiempo que ha pasado desde La Creación según la biblia</text:span>, ¿Como es posible que veamos estrellas que están a millones de años luz?</text:p>
      <text:p text:style-name="P10">¿<text:span text:style-name="T16">Como es posible que los dinosaurios hallan vivido hace 80 millones de años y que la biblia sea también cierta?</text:span></text:p>
      <text:p text:style-name="P11">¿Como es posible que el universo exista desde hace mas de 14 mil millones de años y que la biblia sea también cierta?</text:p>
      <text:p text:style-name="P11">¿Como es posible que la teoría de la evolución y la biblia sean ambas ciertas?</text:p>
      <text:p text:style-name="P8">Si Dios <text:span text:style-name="T15">es bueno, es amor, </text:span>quiere la <text:span text:style-name="T13">salvación</text:span> de <text:span text:style-name="T13">todos y no hay nada imposible para el, ¿Por qué solo unos pocos se salvan?</text:span></text:p>
      <text:p text:style-name="P11">Alguien que vivió en Japón, en el año 900 después de Cristo, <text:span text:style-name="T31">que </text:span>nunca conoció de Cristo, <text:span text:style-name="T32">que </text:span>vivió una vida ejemplar comparada con la mayoría de los cristianos de hoy, <text:span text:style-name="T33">¿S</text:span>e va al cielo o al infierno? <text:span text:style-name="T35">¿Al fin qué se necesita o no se necesita creer en Cristo para salvarse?</text:span></text:p>
      <text:p text:style-name="P11"><text:span text:style-name="T17">A</text:span>lguien que vivió una vida de maldad, en la que violó, torturó y asesinó cien<text:span text:style-name="T36">tos de</text:span> niños durante sus 7<text:span text:style-name="T37">0 y pucho</text:span> años de vida, <text:span text:style-name="T17">se muere y se va al infierno, a sufrir por siempre y para siempre, conscientemente, por fuego y azufre, en tortura permanente. ¿No es esa una maldad superior a la que el hizo por solo 70 <text:s/>y pucho de años?</text:span></text:p>
      <text:p text:style-name="P12"><text:soft-page-break/>¿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27">Parece mas una idea del marqués de Sade. Ese del cual viene la palabra Sádico.</text:span></text:p>
      <text:p text:style-name="P12">¿Como es posible que la cronología de la historia Egipcia y la biblia sean ambas ciertas?</text:p>
      <text:p text:style-name="P13"><text:span text:style-name="T20">¿</text:span>Como explicar que un Dios bueno, que conoce el corazón del hombre, que le da el mandamiento de “no matar” en unas tablas de piedra ; que <text:span text:style-name="T38">E</text:span>l <text:span text:style-name="T20">mismo </text:span>selecciona un rey para su pueblo, llamado Saúl, <text:span text:style-name="T19">a través de su profeta Samuel ; que </text:span>luego de todo eso, después de todo eso, <text:span text:style-name="T20">va y </text:span>le orden<text:span text:style-name="T20">a</text:span> a ese rey <text:span text:style-name="T18">Saúl</text:span>, <text:span text:style-name="T19">a través de su profeta Samuel, </text:span>ir y matar, <text:span text:style-name="T18">asesinar,</text:span> a mujeres, ancianos, niños, <text:span text:style-name="T18">incluso los de pecho, hombres</text:span> y animales, <text:span text:style-name="T18">todo, y no dejar nada con vida en Amelec? O sea, primero da el mandamiento de “no matar” y luego va y le ordena al rey, que El escogió, ir y matar hasta el gato en Amelec. </text:span></text:p>
      <text:p text:style-name="P19">El rey va y mata, asesina, mujeres niños, hasta los de pecho, ancianos, hombres y animales, mata todo, asesina todo, hasta el gato. Solo deja con vida al rey Agag y los mejores animales, con la intención de también matarlos en sacrificio a ese Dios que le dio la orden de matar todo. </text:p>
      <text:p text:style-name="P19">No, ese Dios bueno, que todo lo sabe, que muchos años antes había dado el mandamiento de no matar, pero que ahora parece que ya cambio de parecer y le da la orden de matar mujeres, ancianos y niños (hasta los de pecho) al rey que El escogió, le dice a su profeta: ”Me pesa haber puesto por rey a Saúl”, “no ha cumplido mis palabras”. ¿Sera que ese Dios no sabia que eso iba a pasar? Porque parece que no. </text:p>
      <text:p text:style-name="P13"><text:span text:style-name="T18">El rey solo dejó vivos al otro rey y a los mejores animales para sacrificarlos quemados al Dios que le dio la orden, pero Dios decide cambiarlo. Ese rey Saúl no le sirve. Entonces le dice a su profeta: deje de llorar por Saúl, deje de chillar por ese </text:span><text:span text:style-name="T39">man</text:span><text:span text:style-name="T18">, yo ya lo deseché, yo ya salí de ese mancito, váyase para Belén que le voy a decir por quien lo voy a remplazar. Y el profeta la dice: pero ¿como me voy a ir?, si Saúl se entera me mata. Y Dios le dice: fresco, llévese una becerra y dígale que se va a ofrecer sacrificio para Jehová. Usease para ese Dios que le habla. </text:span></text:p>
      <text:p text:style-name="P19">¿Como explicar a ese Dios bueno, que todo lo sabe, pero que ordena matar después de haber mandado no matar y que se vive arrepintiendo de lo que sabia que iba a pasar?</text:p>
      <text:p text:style-name="P18">Ese mismo Dios que se le olvid<text:span text:style-name="T41">ó</text:span> poner como mandamiento “no esclavizar”, tal vez porque ahora nos quiere de esclavos.</text:p>
      <text:p text:style-name="P14">Y las serpientes, que hablan.</text:p>
      <text:p text:style-name="P14"><text:soft-page-break/>Y los burros que hablan.</text:p>
      <text:p text:style-name="P14">Y que todos salimos de una parejita.</text:p>
      <text:p text:style-name="P14">Y que primero fueron la tierra y el mar y luego las estrellas.</text:p>
      <text:p text:style-name="P14">Y que todo se creo en siete días. Esos que tienen mañana y tarde.</text:p>
      <text:p text:style-name="P14">Y que <text:span text:style-name="T23">unos tipos viven en un desierto de </text:span>pan <text:span text:style-name="T23">que cae </text:span>del cielo por cuarenta años.</text:p>
      <text:p text:style-name="P14">Y que con un palito se abren los mares <text:span text:style-name="T24">para que pasen miles de personas</text:span>, <text:span text:style-name="T24">pero </text:span>solo por un ratico <text:span text:style-name="T24">mientras pasan, y luego se cierran encima de un ejercito que los perseguía, ahogando a todos los del ejercito.</text:span></text:p>
      <text:p text:style-name="P14">Y que No<text:span text:style-name="T40">é</text:span> y los animalitos en un barquito. <text:span text:style-name="T25">D</text:span>urante un <text:span text:style-name="T21">año en el que un</text:span> diluvio <text:span text:style-name="T21">de </text:span>cuarenta días llen<text:span text:style-name="T21">ó</text:span> el planeta entero de agua.</text:p>
      <text:p text:style-name="P21">Y que <text:span text:style-name="T50">Noe tuvo sus hijos como a los 500 y pucho de años. ¿Serian añitos?</text:span></text:p>
      <text:p text:style-name="P21"><text:span text:style-name="T50">Y que </text:span>antes del diluvio las personas vivían como 900 años.</text:p>
      <text:p text:style-name="P14">Y que un pez grande se traga un tipo y después de tres días lo escupe en un playa. <text:span text:style-name="T22">Jonás.</text:span></text:p>
      <text:p text:style-name="P15">Y <text:span text:style-name="T22">que </text:span>los muertos resucitan.</text:p>
      <text:p text:style-name="P15"><text:span text:style-name="T22">¿Donde están? ¿En el cielo o en el infierno? </text:span><text:span text:style-name="T22"><draw:frame draw:style-name="fr2" draw:name="Image1" text:anchor-type="as-char" svg:width="7mm" svg:height="7mm" draw:z-index="1"><draw:image xlink:href="Pictures/100002010000007800000078BF4AF45BDF960456.png" xlink:type="simple" xlink:show="embed" xlink:actuate="onLoad" loext:mime-type="image/png"/></draw:frame></text:span></text:p>
      <text:p text:style-name="P16">No parece muy científico <text:span text:style-name="T28">ni lógico</text:span> el asunto. <text:span text:style-name="T26">¿No?</text:span></text:p>
      <text:p text:style-name="P20">Surgen muchas preguntas.</text:p>
      <text:h text:style-name="Heading_20_2" text:outline-level="2">Creatividad <text:span text:style-name="T42">técnica</text:span>.</text:h>
      <text:p text:style-name="P23">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sistemas de fabricas que fabrican OBJETOS que le facilitan al hombre suplir sus necesidades básicas de comida, ropa, aseo y vivienda.</text:p>
      <text:p text:style-name="P24"><text:soft-page-break/>La creatividad técnica <text:span text:style-name="T43">siempre tiene como resultado un objeto, algo palpable, perceptible por medio de los sentidos, algo material, algo concreto, una máquina, una tecnología, algo que altera lo perceptible y ese cambio es perceptible.</text:span></text:p>
      <text:p text:style-name="P26">La creatividad técnica, es de lejos, el mecanismo mas importante, mas confiable, para sustentar cualquier modelo o teoría científica.</text:p>
      <text:p text:style-name="P26">Nadie puede <text:span text:style-name="T65">racionalmente </text:span>decir hoy: ”Yo no creo en aviones”, “<text:span text:style-name="T51">No, no, es que, yo no creo en aviones”.</text:span></text:p>
      <text:p text:style-name="P26">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27">Nadie puede <text:span text:style-name="T66">racionalmente </text:span>decir hoy:”Yo no creo en <text:span text:style-name="T52">computadores</text:span>”, “<text:span text:style-name="T51">No, no, es que, yo no creo en computadores”.</text:span></text:p>
      <text:p text:style-name="P28">Pero hace <text:span text:style-name="T52">tan solo unos 5</text:span>00 años era bastante fácil que alguien dijera que no cree en que algún día se construirían <text:span text:style-name="T52">miles de millones</text:span> de máquinas <text:span text:style-name="T52">que permitirían </text:span>h<text:span text:style-name="T52">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9"><text:span text:style-name="T53">Sin embargo, no se puede decir lo mismo de l</text:span>o muy grande, lo muy lejano, lo muy pequeño, el pasado, el futuro.</text:p>
      <text:p text:style-name="P25">¿Quien ha construido una estrella, <text:span text:style-name="T49">una galaxia</text:span>?</text:p>
      <text:p text:style-name="P25">¿Quien ha construido <text:span text:style-name="T46">materia de la nada</text:span>?</text:p>
      <text:p text:style-name="P25">¿Quien ha construido un segundo, un minuto, una hora?</text:p>
      <text:p text:style-name="P30">La creatividad técnica, <text:span text:style-name="T58">esa que usamos en el día a día, </text:span>no ha llegado a ese punto.</text:p>
      <text:p text:style-name="P30">Eso significa que las teorías científicas que hablan de este tipo de cosas no son tan científicas. No son realmente conocimiento.</text:p>
      <text:p text:style-name="P31">Cuando construyamos <text:span text:style-name="T56">máquinas para construir </text:span>estrellas y galaxias <text:span text:style-name="T54">de las que vemos por el telescopio</text:span>, cuando <text:span text:style-name="T55">construyamos máquinas para </text:span>viaj<text:span text:style-name="T55">ar</text:span> en el tiempo, <text:span text:style-name="T45">cuando construyamos máquinas para viajar a miles de millones de veces lo que se cree que es la </text:span><text:soft-page-break/><text:span text:style-name="T45">máxima velocidad de la luz y visitemos las estrellas, </text:span>cuando podamos hacer otro tipo de materia basada en otros tipos de partículas elementales, diferentes a las que <text:span text:style-name="T44">creemos que</text:span> existen, <text:span text:style-name="T47">cuando todo eso lo pueda hacer el hombre y sea de uso común, como una lavadora o un celular, podemos empezar </text:span>a <text:span text:style-name="T48">decir</text:span> que <text:span text:style-name="T57">las teorías que explican dichas máquinas son científicas.</text:span> <text:span text:style-name="T57">Son conocimiento. De resto no.</text:span></text:p>
      <text:p text:style-name="P60">Cuando sea <text:span text:style-name="T110">racionalmente </text:span>imposible decir:”Yo no creo que viajemos a las estrellas”, <text:span text:style-name="T109">c</text:span>uando sea <text:span text:style-name="T110">racionalmente </text:span>imposible decir:“Yo no creo en el viaje en el tiempo”, para la persona del común, <text:span text:style-name="T109">de la misma manera en que ahora es racionalmente imposible decir: “Yo no creo en aviones”, para una persona del común, </text:span>podremos decir que la creatividad técnica ya confirm<text:span text:style-name="T60">ó</text:span> las teorías científicas que explican <text:span text:style-name="T59">el espacio y el tiempo a ese nivel</text:span>.</text:p>
      <text:p text:style-name="P61">Mientras tanto no.</text:p>
      <text:h text:style-name="Heading_20_2" text:outline-level="2"><text:span text:style-name="T67">Complejidad técnica</text:span>.</text:h>
      <text:p text:style-name="P32">La <text:span text:style-name="T67">complejidad</text:span> de los <text:span text:style-name="T62">máquinas, de la tecnología, que puede </text:span>construi<text:span text:style-name="T64">r</text:span> <text:span text:style-name="T61">el hombre aumenta</text:span> a media que <text:span text:style-name="T63">su creatividad técnica aumenta, y viceversa. La una es reflejo de la otra.</text:span></text:p>
      <text:p text:style-name="P33">Nadie puede racionalmente decir que: “es más fácil hacer un computador que hacer un <text:span text:style-name="T72">cuchillo</text:span>”. <text:span text:style-name="T69">Hacer un computador? Uff facilisimo, pan comido, cualquiera puede hacerlo. Hacer un cuchillo? Ahh no, eso si ni modo, ni idea, nadie sabe como. H</text:span>acer el computador <text:span text:style-name="T69">requiere mas </text:span>creatividad técnica<text:span text:style-name="T68">.</text:span></text:p>
      <text:p text:style-name="P34">La creatividad técnica es algo que crece, que se aprende, que se desarrolla, con la experiencia de usarla <text:span text:style-name="T73">y practicarla</text:span>. Es un proceso de la mente. <text:span text:style-name="T74">Los animales no la tienen. El desarrollo de la creatividad técnica es un proceso en el que a mayor creatividad técnica se obtiene una mayor capacidad de desarrollar tecnologías mas complejas. Estas afirmaciones pueden parece obvias. Sin embargo es muy fácil olvidarnos de ello.</text:span></text:p>
      <text:p text:style-name="P35">Vemos y bajamos un video que nos gusta en Internet y se nos olvida lo que fue necesario para que eso pudiera suceder.</text:p>
      <text:p text:style-name="P35"><text:span text:style-name="T75">Ver un video en Internet i</text:span>mplica haber construido fabricas para fabricar cada una de las partes y maquinas necesarias para construir procesadores, pantallas, <text:span text:style-name="T75">automóviles</text:span>, antenas, redes de fibra <text:span text:style-name="T75">óptica</text:span> <text:span text:style-name="T75">transcontinentales</text:span>, redes <text:span text:style-name="T75">inalámbricas</text:span>, millones de lineas de programas de software en el que si se modifica una sola linea todo el programa <text:span text:style-name="T75">podría</text:span> fallar, diseñar circuitos del tamaño de una moneda pequeña que tienen tantos interruptores como habitaciones hay en una ciudad, diseñar y <text:span text:style-name="T75">construir</text:span> la <text:span text:style-name="T75">vías</text:span> por las que se transportan los productos terminados y los medios de transporte como aviones, <text:soft-page-break/>camiones y <text:span text:style-name="T75">automóviles</text:span> que transportaron dicho computador o celular hasta llegar a sus manos.</text:p>
      <text:p text:style-name="P36">Una persona puede usar un celular sin tener ni idea de como se llegó a construir el celular, <text:span text:style-name="T77">sin saber como llego hasta sus manos, puede </text:span>usar un automóvil sin saber <text:span text:style-name="T70">como lo hicieron</text:span>. <text:span text:style-name="T71">Usar una tecnología producto de la creatividad técnica del hombre no requiere que el usuario entienda los detalles de su desarrollo. </text:span></text:p>
      <text:p text:style-name="P46">Por eso, es muy fácil subestimar la gran cantidad de avances en la creatividad técnica del hombre cuando simplemente se usa su resultado. Lo niños de ahora suelen pensar que Internet siempre a estado ahí.</text:p>
      <text:p text:style-name="P37"><text:span text:style-name="T76">Es fácil olvidar o ignorar que u</text:span>na mayor complejidad técnica requiere una mayor creatividad técnica.</text:p>
      <text:h text:style-name="Heading_20_2" text:outline-level="2">Biología.</text:h>
      <text:p text:style-name="P38">Uno de los campos mas estudiados mediante tecnologías resultado de la creatividad técnica del hombre es la que observamos a nuestro alrededor, plantas, animales y el hombre.</text:p>
      <text:p text:style-name="P38">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8">Este tipo de maquinaria que se encuentra al interior de cada <text:span text:style-name="T78">célula</text:span> humana y que de manera casi igual de compleja se encuentra en cada organismo vivo que tenga un ADN, sea de planta o animal, es varios ordenes de magnitud mas complejo que la mas compleja de las maquinas hechas por el hombre.</text:p>
      <text:p text:style-name="P57">La maquinaria biológica es muchísimo mas compleja que la maquinaria hecha por el hombre.</text:p>
      <text:p text:style-name="P55"><text:soft-page-break/>Observamos por medio de tecnologías creadas por el hombre como células <text:span text:style-name="T82">de plantes y </text:span>animales <text:span text:style-name="T83">se duplican a si mismas en un proceso que llamamos mitosis, sin embargo no vemos que un automóvil, o una lavadora, o un celular, se reproduzca a si mismo.</text:span></text:p>
      <text:p text:style-name="P56">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1">También observamos que si me corto la piel superficialmente, a los pocos días la herida ha cicatrizado y la herida ha <text:span text:style-name="T84">desaparecido.</text:span> En cambio nunca he observado que si mi automóvil sufre una abolladura, este repare la abolladura por si mismo. Siempre me ha tocado llevarlo a reparar.</text:p>
      <text:p text:style-name="P39"><text:span text:style-name="T84">Y s</text:span>i se le toma una muestra de sangre a una persona, en dicha muestra se obtiene toda la <text:span text:style-name="T78">información</text:span> de como hacer un gemelo de la persona, pero si se le mide el aceite a un carro, en dicho aceite no se encuentran los planos y diseños de las partes de ese carro y de como armar un carro <text:span text:style-name="T78">idéntico</text:span> al que <text:span text:style-name="T79">se </text:span>le m<text:span text:style-name="T79">idió</text:span> el aceite. No es el mismo nivel de complejidad. </text:p>
      <text:p text:style-name="P40">Ni siquiera entendemos como funciona la maquinaria <text:span text:style-name="T78">biológica</text:span> lo suficiente para reproducirla. <text:s/>Si pierdo un ojo en un accidente, no sabemos como reconstruir mi ojo a partir de mi ADN. O un <text:span text:style-name="T78">riñón</text:span>, o un <text:span text:style-name="T78">pulmón.</text:span> S<text:span text:style-name="T80">a</text:span>bemos que hay <text:span text:style-name="T80">unas células</text:span> madre. No sabemos como usar la <text:span text:style-name="T78">información</text:span>, los programas, que sabemos que tiene. </text:p>
      <text:p text:style-name="P40">Nadie a creado una maquina que piense, que pueda remplazar al ser humano. Todas las maquinas que el hombre ha creado necesitan del hombre en <text:span text:style-name="T81">algún</text:span> momento para seguir funcionando.</text:p>
      <text:p text:style-name="P75">El hombre no tiene ni idea de como sintetizar, construir de cero, sin usar materia prima biológica, las partes, <text:span text:style-name="T87">las</text:span> maquinas moleculares, que se necesitan para armar una célula. <text:span text:style-name="T88">El ser humano no tiene ni idea de como construir en un laboratorio moderno, <text:s/></text:span>sin usar materia prima biológica <text:span text:style-name="T88">y partiendo de elementos en la tabla periódica</text:span>, <text:span text:style-name="T87">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text:span><text:soft-page-break/><text:span text:style-name="T87">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2">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85">difícil.</text:span> No es una <text:span text:style-name="T85">exageración</text:span>, de hecho es un numero mucho mas grande de combinaciones, pero este por lo menos es un numero imaginable para la <text:span text:style-name="T85">mayoría</text:span> de las personas. <text:span text:style-name="T86">Y eso para no incluir la complejidad de la interdependencia entre plantas, animales, el hombre y su ambiente.</text:span></text:p>
      <text:h text:style-name="Heading_20_2" text:outline-level="2">Creador.</text:h>
      <text:p text:style-name="P51">Es indudable que el hombre tiene una gran creatividad técnica.</text:p>
      <text:p text:style-name="P43">La pregunta que surge es:</text:p>
      <text:p text:style-name="P44"><text:span text:style-name="T89">¿</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9">nada, cero, ni un poquito de </text:span>creatividad técnica, sino solo tiempo y chepa?</text:p>
      <text:p text:style-name="P44">Es absurdo.</text:p>
      <text:p text:style-name="P63">Es como decir que:para hacer un cuchillo se requiere grandes cantidades de inteligencia, diseño y creatividad pero para hacer un computador solo se necesita esperar miles de millones de años a que se arme por chepa, que no se necesita ni inteligencia, ni diseño, ni creatividad.</text:p>
      <text:p text:style-name="P62">No perdón, es realidad mas absurdo.</text:p>
      <text:p text:style-name="P45"><text:span text:style-name="T93">Es como que decir q</text:span>ue: para <text:span text:style-name="T90">escribir un programa, que construye una máquina que ni siquiera entiendo como funciona, </text:span>solo necesito tirar una moneda al aire para decidir si escrib<text:span text:style-name="T90">o,</text:span> con tinta evaporable y en papel degradable, un uno o un cero, y esperar que <text:span text:style-name="T90">después</text:span> de mucho tiempo, en realidad no importa cuanto, ya que entre mas tiempo pase <text:soft-page-break/>la probabilidad es mas baja, <text:span text:style-name="T94">y sin ni siquiera saber cuando parar de tirar la moneda, </text:span>obtenga el software mencionado.</text:p>
      <text:p text:style-name="P62">No perdón, es realidad mas absurdo.</text:p>
      <text:p text:style-name="P58">Es como si una máquina <text:span text:style-name="T103">creada por el hombre, </text:span>que puede pensar y aprender, <text:span text:style-name="T98">que</text:span> se llama a si misma inteligente, diseñadora y creativa <text:s/>porque es capaz de construir miles de otras máquinas, pero que la mas compleja de sus creaciones no puede ni siquiera copiarse de la manera en que ella misma lo hace, y ninguna de sus creaciones puede tampoco diseñar ni crear otras máquinas, pensara: “yo soy muy inteligente, <text:span text:style-name="T98">diseñadora y creativa</text:span> pero mi diseño es un resultado de tiempo y chepa, <text:span text:style-name="T119">el medio ambiente por medio de sus procesos fue armando la primera copia mía poco a poco, yo soy simplemente el resultado de la evolución de copias mas simples que fueron adaptándose por cambios accidentales en mi programa de copia, </text:span>para mi <text:span text:style-name="T101">existencia</text:span> no se necesit<text:span text:style-name="T97">ó</text:span> ni inteligencia, ni <text:span text:style-name="T101">diseño, ni </text:span>creatividad, <text:span text:style-name="T104">mi creador NO existe, no hay evidencia de que yo haya sido creado</text:span>”.</text:p>
      <text:p text:style-name="P59">Esa maquina tiene un problema de software. Tiene un virus <text:span text:style-name="T99">que la esta matando</text:span>. <text:span text:style-name="T100">Que <text:s/>a veces la hace pensar de manera absurda.</text:span> Necesita el antivirus.</text:p>
      <text:p text:style-name="P47"><text:span text:style-name="T107">Por el</text:span> contrario, <text:span text:style-name="T107">si tenemos que:</text:span></text:p>
      <text:p text:style-name="P53"><text:span text:style-name="T108">1. Una mayor complejidad en una máquina requiere una mayor creatividad técnica. </text:span><text:a xlink:type="simple" xlink:href="#0.4.Complejidad técnica.|outline" text:style-name="Internet_20_link" text:visited-style-name="Visited_20_Internet_20_Link"><text:span text:style-name="T108">(1)</text:span></text:a></text:p>
      <text:p text:style-name="P53"><text:span text:style-name="T108">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108">(2)</text:span></text:a></text:p>
      <text:p text:style-name="P48"><text:span text:style-name="T107">Es perfectamente lógico concluir </text:span>que:</text:p>
      <text:p text:style-name="P48">Las máquinas biológicas requieren <text:span text:style-name="T105">una </text:span>creatividad técnica <text:span text:style-name="T105">mucho mayor </text:span>que la <text:span text:style-name="T106">que requieren las </text:span>máquinas construidas por el hombre.</text:p>
      <text:p text:style-name="P4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0">Y no solo un poquito mayor. <text:span text:style-name="T95">Dado que la complejidad de las máquinas biológicas es </text:span>millones de millones de ordenes de magnitud mayor <text:span text:style-name="T91">que la de las máquinas creadas por ser humano, la creatividad técnica que creó las máquinas biológicas tiene que ser muchísimo mayor. Probablemente también </text:span>millones de millones de ordenes de magnitud mayor <text:span text:style-name="T96">que la del hombre</text:span>.</text:p>
      <text:p text:style-name="P54"><text:soft-page-break/>Lo cual me recuerda algo que alguien dijo:</text:p>
      <text:p text:style-name="P22"><text:bookmark text:name="es-RVA-18750"/>“Como son más altos los cielos que la tierra, así son mis caminos más altos que vuestros caminos, y mis pensamientos más que vuestros pensamientos.”</text:p>
      <text:p text:style-name="P52"><text:span text:style-name="T102">La creatividad técnica, por definición, presupone u</text:span>n creador.</text:p>
      <text:p text:style-name="Text_20_body">¿Y quien creo al creador? ¿Y por que encontramos errores en el diseño del creador? ¿Y cuando lo creo? ¿Nos creo y se fue? ¿Sigue por <text:span text:style-name="T92">ahí</text:span> pero no se deja ver? Son todas preguntas que admiten la existencia de un creador y que buscan conocer dicho creador. Son todas irrelevantes para determinar si hay o no un creador. </text:p>
      <text:p text:style-name="Text_20_body">El punto es que HAY un creador. </text:p>
      <text:h text:style-name="P88" text:outline-level="2">Evidencia.</text:h>
      <text:p text:style-name="P64">Todo la evidencia nos muestra que el ser humano tiene creatividad técnica, que es un ser técnicamente creativo.</text:p>
      <text:p text:style-name="P64"><text:span text:style-name="T111">Ahí</text:span> están todas las máquinas diseñadas y construidas por el hombre que cada vez son mas complejas y con mayor funcionalidad. Esa es la evidencia de su creatividad técnica.</text:p>
      <text:p text:style-name="P65">No hay ninguna evidencia de que las plantas o animales tengan esa misma característica. <text:s/><text:span text:style-name="T116">L</text:span>os pájaros <text:span text:style-name="T116">siempre hacen sus nidos </text:span>de la misma manera. Nada de lo que hace una planta o un animal aumenta en complejidad. <text:span text:style-name="T117">No hay casas hechas por pájaros.</text:span></text:p>
      <text:p text:style-name="P70"><text:span text:style-name="T118">Por el contrario, sí</text:span> observamos la existencia de máquinas mucho mas complejas que las creadas por el hombre. Cualquier planta, animal o el mismo ser humano <text:span text:style-name="T115">es</text:span> maquinaria mucho mas compleja que cualquier máquina hecha por el hombre.</text:p>
      <text:p text:style-name="P73"><text:span text:style-name="T123">Si pierdo un ojo en un accidente, no sabemos como reconstruir mi ojo a partir de mi ADN. O un riñón, o un pulmón. Sabemos que hay unas células madre. No sabemos como usar la información, los programas, que sabemos que tiene.</text:span></text:p>
      <text:p text:style-name="P71">Si <text:span text:style-name="T126">la naturaleza</text:span> es la causa de plantas, animales y personas, <text:span text:style-name="T126">esa naturaleza tendría que tener </text:span>una creatividad técnica de <text:span text:style-name="T112">una </text:span>magnitud <text:span text:style-name="T112">muchísimo mayor </text:span>que la que tiene el ser humano, <text:span text:style-name="T126">tendría que ser mucho mas inteligente, diseñadora y creativa</text:span>, <text:span text:style-name="T126">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sino por procesos de toma de decisión, basados en la lógica que rige el funcionamiento de lo creado. Algo parecido pero muy superior en capacidad técnica que lo que hace el hombre. </text:span></text:p>
      <text:p text:style-name="P71"><text:soft-page-break/><text:span text:style-name="T127">Así, es de esperarse, que si la naturaleza posee dicha creatividad técnica tan superior a la del hombre, sea </text:span>posible comunicarse <text:span text:style-name="T112">con</text:span> <text:span text:style-name="T127">ella. Sin embargo esa no es la experiencia comprobable que observamos. No hay dialogo fluido y comprobable entre la naturaleza y el hombre.</text:span></text:p>
      <text:p text:style-name="P64">Mucho menos vemos procesos en <text:span text:style-name="T127">la naturaleza</text:span> que indiquen que ést<text:span text:style-name="T127">a</text:span> tiene creatividad técnica. Si así fuera tendríamos que observar todo tipo de maquinarias de diferentes tipos y funcionalidades, <text:span text:style-name="T113">no todas biológicas, sino algunas parecidas a las máquinas hechas por los humanos, algo así como los transformers,</text:span> <text:span text:style-name="T114">o como las de avatar, </text:span>cada vez mas complejas, apareciendo día a día. <text:span text:style-name="T113">Pero no. No las observamos en la naturaleza, solo en nuestra imaginación y en las películas que nosotros hacemos.</text:span></text:p>
      <text:p text:style-name="P66"><text:span text:style-name="T128">Sin embargo, toda l</text:span>a evidencia apunta a que una creatividad técnica muy superior a la nuestra fue la que creó todas las plantas, los animales y a nosotros mismos, <text:span text:style-name="T128">luego la naturaleza no puede ser la causa. Tiene que ser algo externo con una creatividad técnica muy superior a la del hombre. Un creador.</text:span></text:p>
      <text:h text:style-name="Heading_20_2" text:outline-level="2"><text:span text:style-name="T96">Reproducción</text:span>.</text:h>
      <text:p text:style-name="P67"><text:span text:style-name="T129">Reproducción e</text:span>s la capacidad de repetir una y otra vez el mismo proceso, de <text:span text:style-name="T129">repetir </text:span>el mecanismo mediante el cual se fabricó un objeto, una máquina, una tecnología. <text:span text:style-name="T129">Esa capacidad es</text:span> la que nos da la confianza necesaria en el conjunto de razonamientos, modelos matemáticos, teorías científicas, <text:span text:style-name="T121">en esa información </text:span>que explica dicho proceso. <text:span text:style-name="T130">La confianza</text:span> de que efectivamente <text:span text:style-name="T130">esa información, esos programas,</text:span> <text:span text:style-name="T130">son</text:span> ciertos, son correct<text:span text:style-name="T130">os, que funcionan para fabricar la maquinaria deseada</text:span>. </text:p>
      <text:p text:style-name="P68">Si fabricamos miles de millones de celulares de manera casi automatizada, eso nos da confianza en que la <text:span text:style-name="T121">información</text:span> que explica el proceso de fabricación y del funcionamiento del celular, efectivamente funciona, <text:span text:style-name="T121">de que efectivamente dicha información es científica.</text:span></text:p>
      <text:p text:style-name="P68">Si me roban mi celular o me lo destruyen completamente, puedo obtener otro exactamente igual y si tengo copia de la información <text:span text:style-name="T131">que tenía en el celular</text:span>, puedo obtener otro celular que funciona exactamente igual <text:span text:style-name="T131">a</text:span>l que fue destruido.</text:p>
      <text:p text:style-name="P68">No sucede lo mismo con una hormiga, o con un perro. Si destruyo uno de estos animales no puedo reproducirlo. No puedo obtener otro matemáticamente idéntico al que fue destruido. No sabemos como sacarle copia de respaldo al cerebro de una hormiga o de un perro. No podemos reproducirlo <text:span text:style-name="T122">de manera idéntica porque nosotros no diseñamos ni a la hormiga ni al perro</text:span>. <text:span text:style-name="T120">No tenemos la información necesaria. </text:span></text:p>
      <text:p text:style-name="P74"><text:soft-page-break/>Lo máximo que hemos logrado es el equivalente a poner a correr el programa de copia, los llama<text:span text:style-name="T132">mos</text:span> clones, <text:span text:style-name="T133">porque el resultado es un animal con exactamente el mismo ADN</text:span>. Pero no entendemos el funcionamiento del programa. <text:span text:style-name="T133">Solo sabemos ponerlo en ejecución.</text:span></text:p>
      <text:p text:style-name="P74"><text:span text:style-name="T123">Si pierdo un ojo en un accidente, no sabemos como reconstruir mi ojo a partir de mi ADN. O un riñón, o un pulmón. Sabemos que hay unas células madre. No sabemos como usar la información, los programas, que sabemos que tiene.</text:span></text:p>
      <text:p text:style-name="P69">Pero ese creador, que por lógica y evidencia tiene que existir, si es que nos vamos a llamar a nosotros mismos diseñadores, inteligentes y creativos, es si sabe como funciona el programita.</text:p>
      <text:p text:style-name="P69">Ese si podría, si le da la gana, reproducir a cualquiera de estas máquinas que el diseñ<text:span text:style-name="T124">ó</text:span>, en caso de ser destruida<text:span text:style-name="T124">s</text:span>, de la misma manera en que nosotros hacemos con un celular.</text:p>
      <text:p text:style-name="P69">Es mas, si se le da la gana, podría tomar <text:span text:style-name="T125">el backup, o copia de seguridad,</text:span> del software, y colocarla en una versión mas avanzada del hardware, colocarla en un cuerpo versión dos punto cero.</text:p>
      <text:p text:style-name="P69">La biblia <text:span text:style-name="T125">se refiere a este proceso como </text:span>resurrección en cuerpo glorioso.</text:p>
      <text:h text:style-name="Heading_20_2" text:outline-level="2"><text:span text:style-name="T134">Suponiendo</text:span>.</text:h>
      <text:p text:style-name="P76"><text:span text:style-name="T136">El señor Alegre</text:span> <text:span text:style-name="T138">tiene una familia numerosa y varios animalitos.</text:span></text:p>
      <text:p text:style-name="P76"><text:span text:style-name="T136">El señor Alegre</text:span> entra al baño y encuentra que la llave del lavamanos est<text:span text:style-name="T137">á goteando</text:span>, el <text:span text:style-name="T135">desagüe esta bloqueado y el lavamanos se esta llenando.</text:span></text:p>
      <text:p text:style-name="P77"><text:span text:style-name="T136">El señor Alegre </text:span>cuenta con un instrumento de alta tecnología que le permite saber cuanta agua hay en un recipiente con solo apuntar al recipiente. Y puede tomar la medida cada microsegundo.</text:p>
      <text:p text:style-name="P78">El señor Alegre desea saber hace cuanto tiempo <text:span text:style-name="T138">lleva</text:span> goteando <text:span text:style-name="T138">la llave de su lavamanos </text:span>y razona <text:span text:style-name="T138">de la siguiente manera</text:span>:</text:p>
      <text:p text:style-name="P78">Suponiendo que el lavamanos estaba vacío cuando se cerro la llave.</text:p>
      <text:p text:style-name="P78">Suponiendo que nadie ha echado agua al lavamanos.</text:p>
      <text:p text:style-name="P78">Suponiendo que desde que se cerro la llave no se ha desbloqueado el desagüe.</text:p>
      <text:p text:style-name="P78">Suponiendo que nadie ha manipulado la llave para abrirla o cerrarla mas de lo que está en este momento.</text:p>
      <text:p text:style-name="P78"><text:soft-page-break/>Entonces con mi instrumento de la mas alta tecnología puedo medir a que velocidad se esta llenando el lavamanos porque en un segundo alcanzo a medir un millón de veces la cantidad de agua en mi lavamanos y luego puedo calcular el tiempo que lleva <text:span text:style-name="T138">goteando la llave</text:span>.</text:p>
      <text:p text:style-name="P79">Cualquier persona puede observar que el problema del señor Alegre no esta en su instrumento de alta tecnología, ni en la ciencia que se usó para construir el instrumento. </text:p>
      <text:p text:style-name="P79">El problema esta en las suposiciones.</text:p>
      <text:p text:style-name="P79">Nada le garantiza que <text:span text:style-name="T139">uno de sus</text:span> hijo<text:span text:style-name="T139">s</text:span> no le hecho agua al lavamanos, o que <text:span text:style-name="T139">dos de ellos </text:span>estaba<text:span text:style-name="T139">n</text:span> jugando al barquito de papel, o que el gato abrió un poco la llave cuando la tocó al pasar y que ninguna de sus suposiciones se cumple.</text:p>
      <text:p text:style-name="P80">Lo sorprendente es que hay procedimientos aceptados por la mayoría de la población como científicos y confiables, y quien se atreve a señalarles todas las suposiciones <text:s/>que los hacen completamente inútiles para cumplir su objetivo es tratado de fanático e irracional por esa mayoría.</text:p>
      <text:p text:style-name="P81">El problema es económico y social. En la medida que el investigador depende económicamente de sectores con intereses económicos contrarios a los resultados del investigador, dichos resultados serán desechados, ridiculizados, olvidados, ignorados.</text:p>
      <text:p text:style-name="P81">Mucho de lo que hoy se llama ciencia no es ciencia en realidad. Son solo modelos matemáticos sin el mas mínimo resultado tecnológico de uso común. O supuestos resultados llenos de suposiciones que los hacen inválidos para cumplir su objetivo.</text:p>
      <text:p text:style-name="P81">Es la creatividad técnica la que garantiza que los razonamientos son validos. Si hay objetos, máquinas, construidas con dichos razonamientos, que funcionan y son usados por la población mundial, es imposible negar dichos razonamientos.</text:p>
      <text:p text:style-name="P81">Nadie puede negar la teoría de circuitos electrónicos porque hay millones de celulares y computadores en funcionamiento que nos garantizan que dicha teoría funciona.</text:p>
      <text:p text:style-name="P82">Sin embargo, nadie ha construido una galaxia o uno de esos duendes verdes conocidos como hoyos negros, o materia oscura, o energía oscura, o cualquiera de estos supuestos elementos cósmicos que supuestamente mantienen el cosmos como <text:span text:style-name="T140">supuestamente </text:span>lo observamos. <text:span text:style-name="T141">Nos toca suponerlos para explicar lo que si observamos.</text:span></text:p>
      <text:p text:style-name="P83">Otro caso patético es toda el movimiento religioso tratando de mantener el concepto de evolución como explicación de l naturaleza que observamos.</text:p>
      <text:p text:style-name="P83"><text:soft-page-break/>Este movimiento es mantenido por industrias que bajo la apariencia de científicos y contando con la aprobación de esa mayoría califican de pseudo-cientificos a cualquier grupo de científicos que les cuestione sus métodos o supuestos resultados, cuando los verdaderos pseudo-cientificos son ellos, por las razones ya explicadas. No producen nada de maquinaria y parten de suposiciones que hacen sus razonamientos inválidos.</text:p>
      <text:p text:style-name="P83">Una de estas industrias es la de datación radiométrica, que hace exactamente la mismas suposiciones del señor Alegre. Para cualquier datación radiométrica se parte de las siguientes suposiciones:</text:p>
      <text:p text:style-name="P83">Suponiendo que se conocen las condiciones iniciales.</text:p>
      <text:p text:style-name="P83">Suponiendo que no hay efectos externos que alteren las condiciones de los elementos <text:span text:style-name="T142">químico </text:span>medidos.</text:p>
      <text:p text:style-name="P83">Suponiendo que la velocidad de cambio de los elementos <text:span text:style-name="T142">químicos </text:span>medidos se ha mantenido.</text:p>
      <text:p text:style-name="P84">Entonces puedo calcular cuando empez<text:span text:style-name="T144">aron</text:span> a producirse <text:span text:style-name="T144">dichos</text:span> elemento<text:span text:style-name="T144">s</text:span> químico<text:span text:style-name="T144">s</text:span>.</text:p>
      <text:p text:style-name="P85"><text:span text:style-name="T148">La datación radiométrica es p</text:span>seudo-ciencia, <text:span text:style-name="T145">aceptada por la ignorancia de la mayoría, </text:span>que se hace llamar ciencia por intereses sociales y económicos, y llama pseudo-ciencia a cualquiera <text:span text:style-name="T143">minoría </text:span>que la cuestiona.</text:p>
      <text:p text:style-name="P86">Afortunadamente, la verdadera ciencia, esa que busca la verdad, esa que busca el conocimiento, <text:span text:style-name="T147">y que produce resultados técnicos en forma de maquinaria, de tecnología, </text:span>finalmente siempre triunfa, <text:span text:style-name="T146">así toque esperar hasta la reproducción masiva, en miles de millones, de la maquinaria que dicha ciencia explica.</text:span></text:p>
      <text:p text:style-name="P87">Así nos toque esperar hasta la resurrección de los muertos.</text:p>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Canto" style:family="paragraph" style:parent-style-name="Standard">
      <style:paragraph-properties fo:margin-left="10mm" fo:margin-right="10mm" fo:text-indent="0mm" style:auto-text-indent="false"/>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3-01T17:35:05.282242404</dc:date>
    <meta:editing-duration>P2DT8H21M19S</meta:editing-duration>
    <meta:editing-cycles>427</meta:editing-cycles>
    <meta:generator>LibreOffice/6.0.7.3$Linux_X86_64 LibreOffice_project/00m0$Build-3</meta:generator>
    <meta:document-statistic meta:table-count="0" meta:image-count="2" meta:object-count="0" meta:page-count="15" meta:paragraph-count="156" meta:word-count="5554" meta:character-count="32403" meta:non-whitespace-character-count="26980"/>
  </office:meta>
</office:document-meta>
</file>